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0.4866in" fo:margin-right="0in" fo:text-align="justify" style:justify-single-word="false" fo:text-indent="0in" style:auto-text-indent="false"/>
      <style:text-properties fo:font-size="12pt" style:font-size-asian="12pt" style:font-size-complex="12pt"/>
    </style:style>
    <style:style style:name="P12" style:family="paragraph" style:parent-style-name="Standard">
      <style:paragraph-properties fo:margin-left="0.4866in" fo:margin-right="0in" fo:text-align="justify" style:justify-single-word="false" fo:text-indent="0in" style:auto-text-indent="false"/>
      <style:text-properties fo:font-size="12pt" officeooo:paragraph-rsid="00388c53" style:font-size-asian="12pt" style:font-size-complex="12pt"/>
    </style:style>
    <style:style style:name="P13" style:family="paragraph" style:parent-style-name="Standard" style:master-page-name="">
      <style:paragraph-properties fo:margin-left="0.4866in" fo:margin-right="0in" fo:text-align="justify" style:justify-single-word="false" fo:text-indent="0in" style:auto-text-indent="false" style:page-number="auto"/>
      <style:text-properties fo:font-size="12pt" officeooo:paragraph-rsid="00388c53" style:font-size-asian="12pt" style:font-size-complex="12pt"/>
    </style:style>
    <style:style style:name="P14" style:family="paragraph" style:parent-style-name="Standard">
      <style:paragraph-properties fo:margin-left="0.589in" fo:margin-right="0in" fo:text-align="justify" style:justify-single-word="false" fo:text-indent="0in" style:auto-text-indent="false"/>
      <style:text-properties fo:font-size="12pt" style:font-size-asian="12pt" style:font-size-complex="12pt"/>
    </style:style>
    <style:style style:name="P15" style:family="paragraph" style:parent-style-name="Standard"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16" style:family="paragraph" style:parent-style-name="Standard" style:list-style-name="L1">
      <style:paragraph-properties fo:text-align="justify" style:justify-single-word="false"/>
      <style:text-properties fo:font-size="14pt" style:font-size-asian="14pt" style:font-size-complex="14pt"/>
    </style:style>
    <style:style style:name="P17" style:family="paragraph" style:parent-style-name="Standard" style:list-style-name="L2">
      <style:paragraph-properties fo:text-align="justify" style:justify-single-word="false"/>
      <style:text-properties fo:font-size="12pt" style:font-size-asian="12pt" style:font-size-complex="12pt"/>
    </style:style>
    <style:style style:name="P18" style:family="paragraph" style:parent-style-name="Standard" style:list-style-name="L3">
      <style:paragraph-properties fo:text-align="justify" style:justify-single-word="false"/>
      <style:text-properties fo:font-size="12pt" style:font-size-asian="12pt" style:font-size-complex="12pt"/>
    </style:style>
    <style:style style:name="P19" style:family="paragraph" style:parent-style-name="Standard" style:list-style-name="L1">
      <style:paragraph-properties fo:text-align="justify" style:justify-single-word="false"/>
      <style:text-properties fo:font-size="12pt" style:font-size-asian="12pt" style:font-size-complex="12pt"/>
    </style:style>
    <style:style style:name="P20" style:family="paragraph" style:parent-style-name="Standard" style:list-style-name="L1">
      <style:paragraph-properties fo:text-align="justify" style:justify-single-word="false"/>
      <style:text-properties fo:font-size="12pt" officeooo:paragraph-rsid="001bcaf8" style:font-size-asian="12pt" style:font-size-complex="12pt"/>
    </style:style>
    <style:style style:name="P21" style:family="paragraph" style:parent-style-name="Standard" style:list-style-name="L4">
      <style:paragraph-properties fo:text-align="justify" style:justify-single-word="false"/>
      <style:text-properties fo:font-size="12pt" style:font-size-asian="12pt" style:font-size-complex="12pt"/>
    </style:style>
    <style:style style:name="P22" style:family="paragraph" style:parent-style-name="Standard" style:list-style-name="L5">
      <style:paragraph-properties fo:text-align="justify" style:justify-single-word="false"/>
      <style:text-properties fo:font-size="12pt" officeooo:paragraph-rsid="001bcaf8" style:font-size-asian="12pt" style:font-size-complex="12pt"/>
    </style:style>
    <style:style style:name="P23" style:family="paragraph" style:parent-style-name="Standard" style:list-style-name="L1"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4" style:family="paragraph" style:parent-style-name="Standard" style:list-style-name="L1">
      <style:paragraph-properties fo:margin-left="0.5in" fo:margin-right="0in" fo:text-align="justify" style:justify-single-word="false" fo:text-indent="0in" style:auto-text-indent="false"/>
      <style:text-properties fo:font-size="12pt" style:font-size-asian="12pt" style:font-size-complex="12pt"/>
    </style:style>
    <style:style style:name="P25"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fo:font-size="12pt" officeooo:paragraph-rsid="001bcaf8" style:font-size-asian="12pt" style:font-size-complex="12pt"/>
    </style:style>
    <style:style style:name="T1" style:family="text">
      <style:text-properties officeooo:rsid="001d70ce"/>
    </style:style>
    <style:style style:name="T2" style:family="text">
      <style:text-properties officeooo:rsid="00200a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小坂田 （<text:span text:style-name="T2">V担当</text:span>）</text:p>
      <text:p text:style-name="P6"/>
      <text:list xml:id="list1275738615364340950" text:style-name="L1">
        <text:list-item>
          <text:p text:style-name="P16">アプリケーションの目的</text:p>
        </text:list-item>
      </text:list>
      <text:p text:style-name="P13">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12">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6943729188498723618" text:style-name="L2">
        <text:list-item>
          <text:p text:style-name="P17">各研究室の情報を学生間の間でも共有できるようにする。</text:p>
        </text:list-item>
        <text:list-item>
          <text:p text:style-name="P17">教員側は、その研究室の生の評価を参照することができる。</text:p>
        </text:list-item>
      </text:list>
      <text:p text:style-name="P9"/>
      <text:list xml:id="list220628701945999" text:continue-list="list1275738615364340950" text:style-name="L1">
        <text:list-item>
          <text:p text:style-name="P16">アプリケーションの範囲</text:p>
          <text:p text:style-name="P23">　本アプリケーションは「ラボナビ」呼び、研究室情報共有サービスを提供する。</text:p>
          <text:p text:style-name="P23">　情報共有サービスとは、 ユーザーからの口コミを収集し相互に情報を共有する場を提供するサービスである。次に挙げるような機能を持っている。</text:p>
          <text:p text:style-name="P24"/>
        </text:list-item>
      </text:list>
      <text:list xml:id="list7069901783881876547" text:style-name="L3">
        <text:list-item>
          <text:p text:style-name="P18">ユーザーが情報をアップロードできる。</text:p>
        </text:list-item>
        <text:list-item>
          <text:p text:style-name="P18">ユーザーがコメントを残すことができる。</text:p>
        </text:list-item>
        <text:list-item>
          <text:p text:style-name="P18">上記のコメントに対して自他ともにコメントすることができる。</text:p>
        </text:list-item>
        <text:list-item>
          <text:p text:style-name="P18">各ユーザーがメールボックスを所持している。</text:p>
        </text:list-item>
        <text:list-item>
          <text:p text:style-name="P18">上記のメールボックスにおいて様々な情報を送受信することができる。</text:p>
        </text:list-item>
        <text:list-item>
          <text:p text:style-name="P18">各トピックに対して評価・ランク付けすることができる。</text:p>
        </text:list-item>
        <text:list-item>
          <text:p text:style-name="P18">ユーザーのマイページを作成できる。</text:p>
        </text:list-item>
        <text:list-item>
          <text:p text:style-name="P18">ユーザーのフレンド登録をできる。</text:p>
        </text:list-item>
      </text:list>
      <text:p text:style-name="P9"/>
      <text:p text:style-name="P15">　本アプリケーションが提供するのはユーザーが情報をアップロードする機能、各トピックに対して評価・ランク付けすることができるようにする機能のみとする。</text:p>
      <text:p text:style-name="P14"/>
      <text:p text:style-name="P9"/>
      <text:list xml:id="list220628669440353" text:continue-list="list220628701945999" text:style-name="L1">
        <text:list-item>
          <text:p text:style-name="P16">アプリケーションの概要</text:p>
          <text:p text:style-name="P19">　本アプリケーションは、情報共有サービスを提供するものである。本アプリケーションのユーザーは次に挙げる機能を使用することができる。</text:p>
          <text:p text:style-name="P19"/>
        </text:list-item>
      </text:list>
      <text:list xml:id="list2080790240113854547" text:style-name="L4">
        <text:list-item>
          <text:p text:style-name="P21">ユーザーが情報をアップロードする。</text:p>
        </text:list-item>
        <text:list-item>
          <text:p text:style-name="P21">ユーザーが各トピックに対して評価・ランク付けする。</text:p>
        </text:list-item>
        <text:list-item>
          <text:p text:style-name="P21">情報を閲覧する。</text:p>
        </text:list-item>
      </text:list>
      <text:p text:style-name="P9"/>
      <text:list xml:id="list220628622365601" text:continue-list="list220628669440353" text:style-name="L1">
        <text:list-item>
          <text:p text:style-name="P16">アプリケーションの条件</text:p>
          <text:p text:style-name="P25">　　本アプリケーションに課された条件は、以下のとおりである。</text:p>
          <text:p text:style-name="P20"/>
        </text:list-item>
      </text:list>
      <text:list xml:id="list7073758989704903665" text:style-name="L5">
        <text:list-item>
          <text:p text:style-name="P22">プログラミング言語として<text:span text:style-name="T1">JavaScriptとJavaを使用すること。</text:span></text:p>
        </text:list-item>
        <text:list-item>
          <text:p text:style-name="P22">サーブレットコンテナとして<text:span text:style-name="T1">Jettyを使用すること。</text:span></text:p>
        </text:list-item>
      </text:list>
      <text:p text:style-name="P6"/>
      <text:p text:style-name="P6"/>
      <text:p text:style-name="P6"/>
      <text:p text:style-name="P2"/>
      <text:p text:style-name="P8"><text:soft-page-break/>ユースケース図とユースケース記述</text:p>
      <text:p text:style-name="P8"/>
      <text:p text:style-name="P10">作成者：・・・</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3:59:19</meta:creation-date>
    <dc:date>2014-11-29T22:06:27.475621000</dc:date>
    <meta:editing-duration>PT2H16M55S</meta:editing-duration>
    <meta:editing-cycles>219</meta:editing-cycles>
    <meta:generator>LibreOffice/4.3.4.1$MacOSX_x86 LibreOffice_project/bc356b2f991740509f321d70e4512a6a54c5f243</meta:generator>
    <meta:document-statistic meta:table-count="0" meta:image-count="0" meta:object-count="0" meta:page-count="4" meta:paragraph-count="37" meta:word-count="1034" meta:character-count="1129" meta:non-whitespace-character-count="1099"/>
  </office:meta>
</office:document-meta>
</file>